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67ADC9A146B0DE87.svm" manifest:media-type=""/>
  <manifest:file-entry manifest:full-path="Pictures/100034D7000008D800000648BF97BECB94229F2F.svg" manifest:media-type="image/svg+xml"/>
  <manifest:file-entry manifest:full-path="Pictures/100002010000004E000000371838C0550AC9F945.png" manifest:media-type="image/png"/>
  <manifest:file-entry manifest:full-path="Pictures/1000B18C00003423000028488A791A62693C8729.svg" manifest:media-type="image/svg+xml"/>
  <manifest:file-entry manifest:full-path="Pictures/10000201000001C900000161D0926D93BD888E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3399ff" draw:textarea-horizontal-align="justify" draw:textarea-vertical-align="middle" draw:auto-grow-height="false" fo:min-height="0.126cm" fo:min-width="0.326cm"/>
    </style:style>
    <style:style style:name="gr4" style:family="graphic" style:parent-style-name="standard">
      <style:graphic-properties draw:stroke="none" draw:fill-color="#ff6600" draw:textarea-horizontal-align="justify" draw:textarea-vertical-align="middle" draw:auto-grow-height="false" fo:min-height="0.126cm" fo:min-width="0.326cm"/>
    </style:style>
    <style:style style:name="gr5" style:family="graphic" style:parent-style-name="standard">
      <style:graphic-properties draw:stroke="none" draw:fill-color="#cc00cc" draw:textarea-horizontal-align="justify" draw:textarea-vertical-align="middle" draw:auto-grow-height="false" fo:min-height="0.126cm" fo:min-width="0.3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339999" draw:textarea-horizontal-align="justify" draw:textarea-vertical-align="middle" draw:auto-grow-height="false" fo:min-height="0.126cm" fo:min-width="1.45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6cm, 0cm, 0cm, 0cm)" draw:image-opacity="100%" style:mirror="none"/>
    </style:style>
    <style:style style:name="gr9" style:family="graphic" style:parent-style-name="standard">
      <style:graphic-properties draw:stroke="none" draw:fill-color="#0066cc" draw:textarea-horizontal-align="justify" draw:textarea-vertical-align="middle" draw:auto-grow-height="false" fo:min-height="0.251cm" fo:min-width="1.376cm" fo:wrap-option="no-wrap"/>
    </style:style>
    <style:style style:name="gr10" style:family="graphic" style:parent-style-name="standard">
      <style:graphic-properties draw:stroke="solid" svg:stroke-width="0.035cm" svg:stroke-color="#ffffff" draw:marker-start-width="0.252cm" draw:marker-end-width="0.252cm" draw:fill-color="#ff66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ffff" draw:marker-start-width="0.252cm" draw:marker-end-width="0.252cm" draw:fill-color="#cc00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ffffff" draw:marker-start-width="0.252cm" draw:marker-end-width="0.252cm" draw:fill-color="#00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99ff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6600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5" style:family="paragraph">
      <loext:graphic-properties draw:fill-color="#cc00cc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9999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7" style:family="paragraph">
      <loext:graphic-properties draw:fill-color="#0066cc"/>
      <style:paragraph-properties fo:text-align="center"/>
      <style:text-properties fo:color="#ffffff" style:font-name="Hack1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-color="#cc00cc"/>
      <style:paragraph-properties fo:text-align="center"/>
    </style:style>
    <style:style style:name="P10" style:family="paragraph">
      <loext:graphic-properties draw:fill-color="#0099ff"/>
      <style:paragraph-properties fo:text-align="center"/>
    </style:style>
    <style:style style:name="T1" style:family="text">
      <style:text-properties fo:color="#ffffff" style:font-name="Hack1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ffffff" style:font-name="Hack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4cm" svg:y1="6.3cm" svg:x2="10.4cm" svg:y2="7.175cm">
          <text:p/>
        </draw:line>
        <draw:line draw:style-name="gr1" draw:text-style-name="P1" draw:layer="layout" svg:x1="3.875cm" svg:y1="6.375cm" svg:x2="3.875cm" svg:y2="7.25cm">
          <text:p/>
        </draw:line>
        <draw:line draw:style-name="gr1" draw:text-style-name="P1" draw:layer="layout" svg:x1="3.875cm" svg:y1="2.5cm" svg:x2="3.875cm" svg:y2="5.625cm">
          <text:p/>
        </draw:line>
        <draw:line draw:style-name="gr1" draw:text-style-name="P1" draw:layer="layout" svg:x1="4.375cm" svg:y1="2.875cm" svg:x2="10cm" svg:y2="5.75cm">
          <text:p/>
        </draw:line>
        <draw:line draw:style-name="gr1" draw:text-style-name="P1" draw:layer="layout" svg:x1="10.125cm" svg:y1="2.75cm" svg:x2="4.25cm" svg:y2="5.75cm">
          <text:p/>
        </draw:line>
        <draw:line draw:style-name="gr1" draw:text-style-name="P1" draw:layer="layout" svg:x1="10.375cm" svg:y1="2.501cm" svg:x2="10.375cm" svg:y2="5.626cm">
          <text:p/>
        </draw:line>
        <draw:line draw:style-name="gr1" draw:text-style-name="P1" draw:layer="layout" svg:x1="4.501cm" svg:y1="6.075cm" svg:x2="9.876cm" svg:y2="6.075cm">
          <text:p/>
        </draw:line>
        <draw:line draw:style-name="gr1" draw:text-style-name="P1" draw:layer="layout" svg:x1="4.5cm" svg:y1="2.575cm" svg:x2="9.875cm" svg:y2="2.575cm">
          <text:p/>
        </draw:line>
        <draw:frame draw:style-name="gr2" draw:text-style-name="P1" draw:layer="layout" svg:width="1.8cm" svg:height="1.28cm" svg:x="2.999cm" svg:y="7.044cm">
          <draw:image xlink:href="Pictures/100034D7000008D800000648BF97BECB94229F2F.svg" xlink:type="simple" xlink:show="embed" xlink:actuate="onLoad">
            <text:p/>
          </draw:image>
          <draw:image xlink:href="Pictures/100002010000004E000000371838C0550AC9F945.png" xlink:type="simple" xlink:show="embed" xlink:actuate="onLoad"/>
        </draw:frame>
        <draw:frame draw:style-name="gr2" draw:text-style-name="P1" draw:layer="layout" svg:width="1.8cm" svg:height="1.39cm" svg:x="9.524cm" svg:y="7.049cm">
          <draw:image xlink:href="Pictures/1000B18C00003423000028488A791A62693C8729.svg" xlink:type="simple" xlink:show="embed" xlink:actuate="onLoad">
            <text:p/>
          </draw:image>
          <draw:image xlink:href="Pictures/10000201000001C900000161D0926D93BD888ECB.png" xlink:type="simple" xlink:show="embed" xlink:actuate="onLoad"/>
        </draw:frame>
        <draw:custom-shape draw:style-name="gr3" draw:text-style-name="P3" draw:layer="layout" svg:width="0.825cm" svg:height="0.375cm" draw:transform="rotate (1.5707963267949) translate (3.375cm 5.125cm)">
          <text:p text:style-name="P2"><text:span text:style-name="T1">P2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825cm" svg:height="0.375cm" draw:transform="rotate (0.523598775598299) translate (4.375cm 5.165cm)">
          <text:p text:style-name="P2"><text:span text:style-name="T1">P1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825cm" svg:height="0.375cm" svg:x="5.05cm" svg:y="5.625cm">
          <text:p text:style-name="P2"><text:span text:style-name="T1">P3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825cm" svg:height="0.375cm" draw:transform="rotate (-0.511032404983939) translate (5.689cm 2.82cm)">
          <text:p text:style-name="P2"><text:span text:style-name="T1">P2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825cm" svg:height="0.375cm" draw:transform="rotate (-0.516442925665122) translate (9.114cm 4.725cm)">
          <text:p text:style-name="P2"><text:span text:style-name="T1">P1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cm" svg:height="1.76cm" svg:x="9.4cm" svg:y="4.9cm">
          <draw:image xlink:href="Pictures/2000003F000019F8000016E167ADC9A146B0DE87.svm" xlink:type="simple" xlink:show="embed" xlink:actuate="onLoad">
            <text:p/>
          </draw:image>
        </draw:frame>
        <draw:custom-shape draw:style-name="gr7" draw:text-style-name="P6" draw:layer="layout" svg:width="1.95cm" svg:height="0.375cm" draw:transform="rotate (-1.54967784284577) translate (11.628cm 5.995cm)">
          <text:p text:style-name="P2"><text:span text:style-name="T1">P2/P1/P3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2cm" svg:height="1.385cm" svg:x="9.4cm" svg:y="1.875cm">
          <draw:image xlink:href="Pictures/2000003F000019F8000016E167ADC9A146B0DE87.svm" xlink:type="simple" xlink:show="embed" xlink:actuate="onLoad">
            <text:p/>
          </draw:image>
        </draw:frame>
        <draw:custom-shape draw:style-name="gr9" draw:text-style-name="P7" draw:layer="layout" svg:width="1.875cm" svg:height="0.5cm" svg:x="10.625cm" svg:y="3.25cm">
          <text:p text:style-name="P2"><text:span text:style-name="T2">routeur</text:span></text:p>
          <draw:enhanced-geometry svg:viewBox="0 0 21600 21600" draw:glue-points="10800 0 0 10800 10800 21600 21600 10800 ?f40 ?f41" draw:text-areas="0 0 21600 21600" draw:type="rectangular-callout" draw:modifiers="1980.38379530917 -17547.3053892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2cm" svg:height="1.385cm" svg:x="2.8cm" svg:y="1.875cm">
          <draw:image xlink:href="Pictures/2000003F000019F8000016E167ADC9A146B0DE87.svm" xlink:type="simple" xlink:show="embed" xlink:actuate="onLoad">
            <text:p/>
          </draw:image>
        </draw:frame>
        <draw:custom-shape draw:style-name="gr10" draw:text-style-name="P8" draw:layer="layout" svg:width="0.375cm" svg:height="0.25cm" svg:x="3.625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cm" svg:height="1.76cm" svg:x="6cm" svg:y="3cm">
          <draw:image xlink:href="Pictures/2000003F000019F8000016E167ADC9A146B0DE87.svm" xlink:type="simple" xlink:show="embed" xlink:actuate="onLoad">
            <text:p/>
          </draw:image>
        </draw:frame>
        <draw:custom-shape draw:style-name="gr11" draw:text-style-name="P9" draw:layer="layout" svg:width="0.375cm" svg:height="0.25cm" svg:x="6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25cm" svg:height="0.375cm" draw:transform="rotate (-0.516442925665122) translate (8.06cm 4.125cm)">
          <text:p text:style-name="P2"><text:span text:style-name="T1">P2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cm" svg:height="1.76cm" svg:x="2.9cm" svg:y="4.9cm">
          <draw:image xlink:href="Pictures/2000003F000019F8000016E167ADC9A146B0DE87.svm" xlink:type="simple" xlink:show="embed" xlink:actuate="onLoad">
            <text:p/>
          </draw:image>
        </draw:frame>
        <draw:custom-shape draw:style-name="gr12" draw:text-style-name="P10" draw:layer="layout" svg:width="0.375cm" svg:height="0.25cm" svg:x="3.625cm" svg:y="6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95cm" svg:height="0.375cm" draw:transform="rotate (1.5707963267949) translate (2.775cm 7.95cm)">
          <text:p text:style-name="P2"><text:span text:style-name="T1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02-15T10:02:15.510043278</meta:creation-date>
    <dc:date>2017-02-15T11:03:17.714528879</dc:date>
    <dc:creator>Philippe Latu</dc:creator>
    <meta:editing-duration>PT39M23S</meta:editing-duration>
    <meta:editing-cycles>7</meta:editing-cycles>
    <meta:generator>LibreOffice/5.2.5.1$Linux_X86_64 LibreOffice_project/20m0$Build-1</meta:generator>
    <meta:document-statistic meta:object-count="27"/>
  </office:meta>
</office:document-meta>
</file>